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DefinitionBuilderTests.builderWithDepend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BuilderTests.builderWithAutowir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BuilderTests.builderWithSynthe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Tests.builderWithBeanClassAndInstanc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DefinitionBuilderTests.builderWithBeanClassNameAnd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DefinitionBuilderTests.builderWith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Tests.builderWithBeanClassAnd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DefinitionBuilderTests.builderWithBean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DefinitionBuilderTests.builderWithCustom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DefinitionBuilderTests.builderWithBeanClassWithSimpleProper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DefinitionBuilderTests.builderWith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BuilderTests.builderWithDependenc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DefinitionBuilderTests.builderWithResolvableTypeAndInstanc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